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1D1000000FA9F0077F3.svm" manifest:media-type=""/>
  <manifest:file-entry manifest:full-path="Pictures/200000010000014200000129F2269856.svm" manifest:media-type=""/>
  <manifest:file-entry manifest:full-path="Pictures/20000001000002F1000000FA38A30901.svm" manifest:media-type=""/>
  <manifest:file-entry manifest:full-path="Pictures/20000001000008230000015F8B001A1D.svm" manifest:media-type=""/>
  <manifest:file-entry manifest:full-path="Pictures/200000010000061B0000010349B09E67.svm" manifest:media-type=""/>
  <manifest:file-entry manifest:full-path="Pictures/10000000000000200000002000309F1C.png" manifest:media-type="image/png"/>
  <manifest:file-entry manifest:full-path="Pictures/20000001000002F1000000FED979EF42.svm" manifest:media-type=""/>
  <manifest:file-entry manifest:full-path="Pictures/20000001000003EE0000013EC84A16CB.svm" manifest:media-type=""/>
  <manifest:file-entry manifest:full-path="Pictures/20000002000001C4000000814D037F45.eps" manifest:media-type=""/>
  <manifest:file-entry manifest:full-path="Pictures/2000000100000250000000D8755B6AAD.svm" manifest:media-type=""/>
  <manifest:file-entry manifest:full-path="Pictures/20000001000002EC000000FA57940951.svm" manifest:media-type=""/>
  <manifest:file-entry manifest:full-path="Pictures/20000001000007860000015F1D7B9AC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.0339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5.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left(\SI{6.1}{\volt},\SI{1}{\milli \ampere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167}{\micro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left(\SI{11}{\volt},\SI{167}{\micro \ampere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788cm" svg:height="2.793cm" svg:x="2.04cm" svg:y="0.302cm">
          <draw:image xlink:href="Pictures/20000002000001C4000000814D037F45.eps" xlink:type="simple" xlink:show="embed" xlink:actuate="onLoad">
            <text:p/>
          </draw:image>
        </draw:frame>
        <draw:frame draw:style-name="gr2" draw:layer="layout" svg:width="0.937cm" svg:height="0.911cm" svg:x="11.707cm" svg:y="3.04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0.827cm" svg:y="3.097cm">
          <draw:text-box>
            <text:p><text:span text:style-name="T1">(</text:span><text:span text:style-name="T1">ب</text:span><text:span text:style-name="T1">)</text:span></text:p>
          </draw:text-box>
        </draw:frame>
        <draw:custom-shape draw:style-name="gr3" draw:text-style-name="P1" draw:layer="layout" svg:width="0.091cm" svg:height="0.091cm" svg:x="9.265cm" svg:y="2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309cm" svg:y1="2.105cm" svg:x2="9.309cm" svg:y2="4.045cm">
          <text:p/>
        </draw:line>
        <draw:line draw:style-name="gr5" draw:text-style-name="P1" draw:layer="layout" svg:x1="9.309cm" svg:y1="3.663cm" svg:x2="10.706cm" svg:y2="3.663cm">
          <text:p/>
        </draw:line>
        <draw:line draw:style-name="gr5" draw:text-style-name="P1" draw:layer="layout" svg:x1="7.909cm" svg:y1="3.563cm" svg:x2="9.294cm" svg:y2="3.563cm">
          <text:p/>
        </draw:line>
        <draw:custom-shape draw:style-name="gr3" draw:text-style-name="P1" draw:layer="layout" svg:width="0.091cm" svg:height="0.091cm" svg:x="4.908cm" svg:y="2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47cm" svg:y1="2.661cm" svg:x2="4.947cm" svg:y2="4.045cm">
          <text:p/>
        </draw:line>
        <draw:line draw:style-name="gr5" draw:text-style-name="P1" draw:layer="layout" svg:x1="4.953cm" svg:y1="3.663cm" svg:x2="5.416cm" svg:y2="3.663cm">
          <text:p/>
        </draw:line>
        <draw:line draw:style-name="gr4" draw:text-style-name="P1" xml:id="id2" draw:id="id2" draw:layer="layout" svg:x1="4.967cm" svg:y1="2.703cm" svg:x2="2.253cm" svg:y2="2.703cm">
          <text:p/>
        </draw:line>
        <draw:line draw:style-name="gr4" draw:text-style-name="P1" draw:layer="layout" svg:x1="9.308cm" svg:y1="2.18cm" svg:x2="7.584cm" svg:y2="2.18cm">
          <text:p/>
        </draw:line>
        <draw:connector draw:style-name="gr6" draw:text-style-name="P1" draw:layer="layout" draw:type="curve" svg:x1="4.112cm" svg:y1="0.976cm" svg:x2="4.967cm" svg:y2="2.703cm" draw:start-shape="id1" draw:start-glue-point="2" draw:end-shape="id2" draw:end-glue-point="1" svg:d="m4112 976c0 1294 855 431 855 1727">
          <text:p/>
        </draw:connector>
        <draw:frame draw:style-name="gr7" draw:text-style-name="P1" draw:layer="layout" svg:width="0.385cm" svg:height="0.355cm" svg:x="7.074cm" svg:y="0.438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1.874cm" svg:height="0.31cm" svg:x="5.631cm" svg:y="0.989cm">
          <draw:image xlink:href="Pictures/200000010000061B0000010349B09E67.svm" xlink:type="simple" xlink:show="embed" xlink:actuate="onLoad">
            <text:p/>
          </draw:image>
        </draw:frame>
        <draw:frame draw:style-name="gr9" draw:text-style-name="P1" draw:layer="layout" svg:width="0.902cm" svg:height="0.304cm" svg:x="6.603cm" svg:y="1.975cm">
          <draw:image xlink:href="Pictures/20000001000002F1000000FED979EF42.svm" xlink:type="simple" xlink:show="embed" xlink:actuate="onLoad">
            <text:p/>
          </draw:image>
        </draw:frame>
        <draw:frame draw:style-name="gr10" draw:text-style-name="P1" draw:layer="layout" svg:width="0.902cm" svg:height="0.299cm" svg:x="7.497cm" svg:y="3.055cm">
          <draw:image xlink:href="Pictures/20000001000002F1000000FA38A30901.svm" xlink:type="simple" xlink:show="embed" xlink:actuate="onLoad">
            <text:p/>
          </draw:image>
        </draw:frame>
        <draw:frame draw:style-name="gr11" draw:text-style-name="P1" draw:layer="layout" svg:width="0.766cm" svg:height="0.299cm" svg:x="10.305cm" svg:y="3.054cm">
          <draw:image xlink:href="Pictures/200000010000027F000000FA20A5BD90.svm" xlink:type="simple" xlink:show="embed" xlink:actuate="onLoad">
            <text:p/>
          </draw:image>
        </draw:frame>
        <draw:frame draw:style-name="gr12" draw:text-style-name="P1" draw:layer="layout" svg:width="0.896cm" svg:height="0.299cm" svg:x="8.161cm" svg:y="3.659cm">
          <draw:image xlink:href="Pictures/20000001000002EC000000FA57940951.svm" xlink:type="simple" xlink:show="embed" xlink:actuate="onLoad">
            <text:p/>
          </draw:image>
        </draw:frame>
        <draw:frame draw:style-name="gr12" draw:text-style-name="P1" draw:layer="layout" svg:width="0.896cm" svg:height="0.299cm" svg:x="9.559cm" svg:y="3.736cm">
          <draw:image xlink:href="Pictures/20000001000002EC000000FA57940951.svm" xlink:type="simple" xlink:show="embed" xlink:actuate="onLoad">
            <text:p/>
          </draw:image>
        </draw:frame>
        <draw:frame draw:style-name="gr13" draw:text-style-name="P1" draw:layer="layout" svg:width="0.709cm" svg:height="0.258cm" svg:x="11.808cm" svg:y="2.849cm">
          <draw:image xlink:href="Pictures/2000000100000250000000D8755B6AAD.svm" xlink:type="simple" xlink:show="embed" xlink:actuate="onLoad">
            <text:p/>
          </draw:image>
        </draw:frame>
        <draw:frame draw:style-name="gr14" draw:text-style-name="P1" draw:layer="layout" svg:width="2.31cm" svg:height="0.42cm" svg:x="9.307cm" svg:y="1.558cm">
          <draw:image xlink:href="Pictures/20000001000007860000015F1D7B9AC8.svm" xlink:type="simple" xlink:show="embed" xlink:actuate="onLoad">
            <text:p/>
          </draw:image>
        </draw:frame>
        <draw:frame draw:style-name="gr7" draw:text-style-name="P1" draw:layer="layout" svg:width="0.385cm" svg:height="0.355cm" svg:x="1.746cm" svg:y="0.42cm">
          <draw:image xlink:href="Pictures/200000010000014200000129F2269856.svm" xlink:type="simple" xlink:show="embed" xlink:actuate="onLoad">
            <text:p/>
          </draw:image>
        </draw:frame>
        <draw:frame draw:style-name="gr15" draw:text-style-name="P1" draw:layer="layout" svg:width="1.206cm" svg:height="0.38cm" svg:x="0.957cm" svg:y="2.484cm">
          <draw:image xlink:href="Pictures/20000001000003EE0000013EC84A16CB.svm" xlink:type="simple" xlink:show="embed" xlink:actuate="onLoad">
            <text:p/>
          </draw:image>
        </draw:frame>
        <draw:frame draw:style-name="gr16" draw:text-style-name="P1" draw:layer="layout" svg:width="0.557cm" svg:height="0.299cm" svg:x="5.099cm" svg:y="3.791cm">
          <draw:image xlink:href="Pictures/20000001000001D1000000FA9F0077F3.svm" xlink:type="simple" xlink:show="embed" xlink:actuate="onLoad">
            <text:p/>
          </draw:image>
        </draw:frame>
        <draw:frame draw:style-name="gr11" draw:text-style-name="P1" draw:layer="layout" svg:width="0.766cm" svg:height="0.299cm" svg:x="5.07cm" svg:y="3.055cm">
          <draw:image xlink:href="Pictures/200000010000027F000000FA20A5BD90.svm" xlink:type="simple" xlink:show="embed" xlink:actuate="onLoad">
            <text:p/>
          </draw:image>
        </draw:frame>
        <draw:frame draw:style-name="gr17" draw:text-style-name="P1" xml:id="id1" draw:id="id1" draw:layer="layout" svg:width="2.498cm" svg:height="0.42cm" svg:x="2.863cm" svg:y="0.556cm">
          <draw:image xlink:href="Pictures/20000001000008230000015F8B001A1D.svm" xlink:type="simple" xlink:show="embed" xlink:actuate="onLoad">
            <text:p/>
          </draw:image>
        </draw:frame>
        <draw:frame draw:style-name="gr8" draw:text-style-name="P1" draw:layer="layout" svg:width="1.874cm" svg:height="0.31cm" svg:x="0.226cm" svg:y="1.122cm">
          <draw:image xlink:href="Pictures/200000010000061B0000010349B09E6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5:24:21</meta:creation-date>
    <meta:editing-duration>PT4H25M14S</meta:editing-duration>
    <meta:editing-cycles>27</meta:editing-cycles>
    <meta:generator>LibreOffice/3.3$Linux LibreOffice_project/330m19$Build-401</meta:generator>
    <dc:title>kkkFigures</dc:title>
    <meta:initial-creator>kkk </meta:initial-creator>
    <dc:date>2014-06-13T15:49:32</dc:date>
    <dc:creator>kkk </dc:creator>
    <meta:document-statistic meta:object-count="28"/>
    <meta:user-defined meta:name="TexMathsPreamble">\usepackage{amsmath}
\usepackage{amssymb}
\usepackage[usenames]{color}
\usepackage{siunitx}

% Uncomment these lines for colored equations
% \definecolor{fgcolor}{RGB}{0,0,255}
% \definecolor{bgcolor}{RGB}{255,255,255}
% \pagecolor{bgcolor}\color{fgcolor}
</meta:user-defined>
    <meta:template xlink:type="simple" xlink:actuate="onRequest" xlink:title="kkkFigures" xlink:href="../../../../.libreoffice/3/user/template/kkkFigures.otg" meta:date="2014-04-12T15:24:20"/>
  </office:meta>
</office:document-meta>
</file>